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6088a" officeooo:paragraph-rsid="0006088a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6088a" officeooo:paragraph-rsid="0006088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ASK#1:</text:p>
      <text:p text:style-name="P1"/>
      <text:p text:style-name="P2">#include &lt;iostream&gt;</text:p>
      <text:p text:style-name="P2">#include &lt;cmath&gt;</text:p>
      <text:p text:style-name="P2">using namespace std;</text:p>
      <text:p text:style-name="P2"/>
      <text:p text:style-name="P2">template &lt;typename apuntype&gt;</text:p>
      <text:p text:style-name="P2"/>
      <text:p text:style-name="P2">void print(apuntype a)</text:p>
      <text:p text:style-name="P2">{</text:p>
      <text:p text:style-name="P2"><text:s text:c="4"/>cout &lt;&lt; sqrt(a) &lt;&lt; endl;</text:p>
      <text:p text:style-name="P2">}</text:p>
      <text:p text:style-name="P2"/>
      <text:p text:style-name="P2">int main()</text:p>
      <text:p text:style-name="P2">{</text:p>
      <text:p text:style-name="P2"><text:s text:c="4"/>print&lt;int&gt;(2);</text:p>
      <text:p text:style-name="P2"><text:s text:c="4"/>print&lt;float&gt;(2.88f);</text:p>
      <text:p text:style-name="P2"><text:s text:c="4"/>print&lt;double&gt;(2.5);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1">TASK#2:</text:p>
      <text:p text:style-name="P1"/>
      <text:p text:style-name="P2"/>
      <text:p text:style-name="P2">#include &lt;iostream&gt;</text:p>
      <text:p text:style-name="P2">using namespace std;</text:p>
      <text:p text:style-name="P2"/>
      <text:p text:style-name="P2">template &lt;typename apunclass&gt;</text:p>
      <text:p text:style-name="P2">class Stack</text:p>
      <text:p text:style-name="P2">{</text:p>
      <text:p text:style-name="P2">private:</text:p>
      <text:p text:style-name="P2"><text:s text:c="4"/>int index = -1;</text:p>
      <text:p text:style-name="P2"><text:s text:c="4"/>apunclass array[10];</text:p>
      <text:p text:style-name="P2"/>
      <text:p text:style-name="P2">public:</text:p>
      <text:p text:style-name="P2"><text:s text:c="4"/>push(apunclass a)</text:p>
      <text:p text:style-name="P2"><text:s text:c="4"/>{</text:p>
      <text:p text:style-name="P2"><text:s text:c="8"/>if (index &gt;= (array - 1))</text:p>
      <text:p text:style-name="P2"><text:s text:c="8"/>{</text:p>
      <text:p text:style-name="P2"><text:s text:c="12"/>cout &lt;&lt; "There is no space in stack" &lt;&lt; endl;</text:p>
      <text:p text:style-name="P2"><text:s text:c="8"/>}</text:p>
      <text:p text:style-name="P2"><text:s text:c="8"/>else</text:p>
      <text:p text:style-name="P2"><text:s text:c="8"/>{</text:p>
      <text:p text:style-name="P2"><text:s text:c="12"/>array[++index] = a;</text:p>
      <text:p text:style-name="P2"><text:s text:c="12"/>cout &lt;&lt; a &lt;&lt; endl;</text:p>
      <text:p text:style-name="P2"><text:soft-page-break/><text:s text:c="8"/>}</text:p>
      <text:p text:style-name="P2"><text:s text:c="4"/>}</text:p>
      <text:p text:style-name="P2"><text:s text:c="4"/>int pop()</text:p>
      <text:p text:style-name="P2"><text:s text:c="4"/>{</text:p>
      <text:p text:style-name="P2"><text:s text:c="8"/>if (index &lt; 0)</text:p>
      <text:p text:style-name="P2"><text:s text:c="8"/>{</text:p>
      <text:p text:style-name="P2"><text:s text:c="12"/>cout &lt;&lt; "Empty Stack" &lt;&lt; endl;</text:p>
      <text:p text:style-name="P2"><text:s text:c="8"/>}</text:p>
      <text:p text:style-name="P2"><text:s text:c="8"/>else</text:p>
      <text:p text:style-name="P2"><text:s text:c="8"/>{</text:p>
      <text:p text:style-name="P2"><text:s text:c="12"/>apunclass a = array[index--];</text:p>
      <text:p text:style-name="P2"><text:s text:c="12"/>return a;</text:p>
      <text:p text:style-name="P2"><text:s text:c="8"/>}</text:p>
      <text:p text:style-name="P2"><text:s text:c="4"/>}</text:p>
      <text:p text:style-name="P2"><text:s text:c="4"/>bool empty()</text:p>
      <text:p text:style-name="P2"><text:s text:c="4"/>{</text:p>
      <text:p text:style-name="P2"><text:s text:c="8"/>return (index &lt; 0);</text:p>
      <text:p text:style-name="P2"><text:s text:c="4"/>}</text:p>
      <text:p text:style-name="P2">};</text:p>
      <text:p text:style-name="P2"/>
      <text:p text:style-name="P2">int main()</text:p>
      <text:p text:style-name="P2">{</text:p>
      <text:p text:style-name="P2"><text:s text:c="4"/>Stack&lt;int&gt; obj;</text:p>
      <text:p text:style-name="P2"><text:s text:c="4"/>obj.push(1);</text:p>
      <text:p text:style-name="P2"><text:s text:c="4"/>obj.push(2);</text:p>
      <text:p text:style-name="P2"><text:s text:c="4"/>obj.push(3);</text:p>
      <text:p text:style-name="P2"><text:s text:c="4"/>obj.push(32);</text:p>
      <text:p text:style-name="P2"><text:s text:c="4"/>while (!obj.isEmpty())</text:p>
      <text:p text:style-name="P2"><text:s text:c="4"/>{</text:p>
      <text:p text:style-name="P2"><text:s text:c="8"/>cout &lt;&lt; obj.pop() &lt;&lt; endl;</text:p>
      <text:p text:style-name="P2"><text:s text:c="4"/>}</text:p>
      <text:p text:style-name="P2"/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6:50:00.325735604</meta:creation-date>
    <dc:date>2020-12-10T16:53:13.229043286</dc:date>
    <meta:editing-duration>PT3M1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68" meta:word-count="139" meta:character-count="1038" meta:non-whitespace-character-count="684"/>
  </office:meta>
</office:document-meta>
</file>